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1" svg:font-family="'Nimbus Sans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2" svg:font-family="'Nimbus Sans 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size="14pt" style:text-underline-style="none" style:font-size-asian="14pt" style:font-size-complex="14pt"/>
    </style:style>
    <style:style style:name="P3" style:family="paragraph" style:parent-style-name="Standard">
      <style:text-properties fo:font-size="14pt" style:text-underline-style="none" fo:font-weight="normal"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2">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3">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4">
      <style:text-properties fo:font-size="14pt" style:text-underline-style="none" fo:font-weight="normal" style:font-size-asian="14pt" style:font-weight-asian="normal" style:font-size-complex="14pt" style:font-weight-complex="normal"/>
    </style:style>
    <style:style style:name="P12" style:family="paragraph" style:parent-style-name="Standard" style:list-style-name="L5">
      <style:text-properties fo:font-size="14pt" style:text-underline-style="none" fo:font-weight="normal" style:font-size-asian="14pt" style:font-weight-asian="normal" style:font-size-complex="14pt" style:font-weight-complex="normal"/>
    </style:style>
    <style:style style:name="P13" style:family="paragraph" style:parent-style-name="Standard" style:list-style-name="L6">
      <style:text-properties fo:font-size="14pt" style:text-underline-style="none" fo:font-weight="normal" style:font-size-asian="14pt" style:font-weight-asian="normal" style:font-size-complex="14pt" style:font-weight-complex="normal"/>
    </style:style>
    <style:style style:name="P14" style:family="paragraph" style:parent-style-name="Standard" style:list-style-name="L7">
      <style:text-properties fo:font-size="14pt" style:text-underline-style="none" fo:font-weight="normal" style:font-size-asian="14pt" style:font-weight-asian="normal" style:font-size-complex="14pt" style:font-weight-complex="normal"/>
    </style:style>
    <style:style style:name="P15" style:family="paragraph" style:parent-style-name="Standard" style:list-style-name="L8">
      <style:text-properties fo:font-size="14pt" style:text-underline-style="none" fo:font-weight="normal" style:font-size-asian="14pt" style:font-weight-asian="normal" style:font-size-complex="14pt" style:font-weight-complex="normal"/>
    </style:style>
    <style:style style:name="P16" style:family="paragraph" style:parent-style-name="Standard" style:list-style-name="L9">
      <style:text-properties fo:font-size="14pt" style:text-underline-style="none" fo:font-weight="normal" style:font-size-asian="14pt" style:font-weight-asian="normal" style:font-size-complex="14pt" style:font-weight-complex="normal"/>
    </style:style>
    <style:style style:name="P17" style:family="paragraph" style:parent-style-name="Standard" style:list-style-name="L10">
      <style:text-properties fo:font-size="14pt" style:text-underline-style="none" fo:font-weight="normal" style:font-size-asian="14pt" style:font-weight-asian="normal" style:font-size-complex="14pt" style:font-weight-complex="normal"/>
    </style:style>
    <style:style style:name="P18" style:family="paragraph" style:parent-style-name="Standard" style:list-style-name="L11">
      <style:text-properties fo:font-size="14pt" style:text-underline-style="none" fo:font-weight="normal" style:font-size-asian="14pt" style:font-weight-asian="normal" style:font-size-complex="14pt" style:font-weight-complex="normal"/>
    </style:style>
    <style:style style:name="P19" style:family="paragraph" style:parent-style-name="Standard" style:list-style-name="L12">
      <style:text-properties fo:font-size="14pt" style:text-underline-style="none" fo:font-weight="normal" style:font-size-asian="14pt" style:font-weight-asian="normal" style:font-size-complex="14pt" style:font-weight-complex="normal"/>
    </style:style>
    <style:style style:name="P20" style:family="paragraph" style:parent-style-name="Standard" style:list-style-name="L13">
      <style:text-properties fo:font-size="14pt" style:text-underline-style="none" fo:font-weight="normal" style:font-size-asian="14pt" style:font-weight-asian="normal" style:font-size-complex="14pt" style:font-weight-complex="normal"/>
    </style:style>
    <style:style style:name="P21" style:family="paragraph" style:parent-style-name="Standard" style:list-style-name="L14">
      <style:text-properties fo:font-size="14pt" style:text-underline-style="none" fo:font-weight="normal" style:font-size-asian="14pt" style:font-weight-asian="normal" style:font-size-complex="14pt" style:font-weight-complex="normal"/>
    </style:style>
    <style:style style:name="P22" style:family="paragraph" style:parent-style-name="Standard" style:list-style-name="L15">
      <style:text-properties fo:font-size="14pt" style:text-underline-style="none" fo:font-weight="normal" style:font-size-asian="14pt" style:font-weight-asian="normal" style:font-size-complex="14pt" style:font-weight-complex="normal"/>
    </style:style>
    <style:style style:name="P23" style:family="paragraph" style:parent-style-name="Standard" style:list-style-name="L15">
      <style:text-properties fo:font-size="14pt" style:text-underline-style="none" fo:font-weight="normal" style:font-size-asian="14pt" style:font-weight-asian="normal" style:font-size-complex="14pt" style:font-weight-complex="normal"/>
    </style:style>
    <style:style style:name="P24" style:family="paragraph" style:parent-style-name="Standard" style:list-style-name="L15">
      <style:text-properties fo:font-size="14pt" style:text-underline-style="none" fo:font-weight="normal" style:font-size-asian="14pt" style:font-weight-asian="normal" style:font-size-complex="14pt" style:font-weight-complex="normal"/>
    </style:style>
    <style:style style:name="P25" style:family="paragraph" style:parent-style-name="Standard" style:list-style-name="L15">
      <style:text-properties fo:font-size="14pt" style:text-underline-style="none" fo:font-weight="normal" style:font-size-asian="14pt" style:font-weight-asian="normal" style:font-size-complex="14pt" style:font-weight-complex="normal"/>
    </style:style>
    <style:style style:name="P26" style:family="paragraph" style:parent-style-name="Standard" style:list-style-name="L15">
      <style:text-properties fo:font-size="14pt" style:text-underline-style="none" fo:font-weight="normal" style:font-size-asian="14pt" style:font-weight-asian="normal" style:font-size-complex="14pt" style:font-weight-complex="normal"/>
    </style:style>
    <style:style style:name="P27" style:family="paragraph" style:parent-style-name="Standard" style:list-style-name="L15">
      <style:text-properties fo:font-size="14pt" style:text-underline-style="none" fo:font-weight="normal" style:font-size-asian="14pt" style:font-weight-asian="normal" style:font-size-complex="14pt" style:font-weight-complex="normal"/>
    </style:style>
    <style:style style:name="P28" style:family="paragraph" style:parent-style-name="Standard">
      <style:paragraph-properties fo:text-align="center" style:justify-single-word="false"/>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Roman No9 L"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fo:text-align="center" text:enable-numbering="false" fo:text-indent="0in"/>
    </style:style>
    <style:style style:name="P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3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6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34" style:family="paragraph">
      <style:paragraph-properties fo:margin-left="0in" fo:margin-right="0in" fo:margin-top="0.1654in" fo:margin-bottom="0.1374in" fo:line-height="100%" text:enable-numbering="false" fo:text-indent="0in"/>
    </style:style>
    <style:style style:name="P35" style:family="paragraph">
      <style:paragraph-properties fo:margin-left="0in" fo:margin-right="0in" fo:margin-top="0.1654in" fo:margin-bottom="0.1374in" fo:line-height="100%" text:enable-numbering="false" fo:text-indent="0in"/>
      <style:text-properties style:use-window-font-color="true" style:text-outline="false" style:text-line-through-style="none" style:font-name="Nimbus Sans L1"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P3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Sans L1" fo:font-size="18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style:text-underline-style="none" fo:font-weight="normal" style:font-size-asian="14pt" style:font-weight-asian="normal" style:font-size-complex="14pt" style:font-weight-complex="normal"/>
    </style:style>
    <style:style style:name="T6" style:family="text">
      <style:text-properties fo:font-size="16pt" style:font-size-asian="16pt" style:font-size-complex="16pt"/>
    </style:style>
    <style:style style:name="T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8" style:family="text">
      <style:text-properties style:font-size-asian="14pt"/>
    </style:style>
    <style:style style:name="T9" style:family="text">
      <style:text-properties style:use-window-font-color="true" style:text-outline="false" style:text-line-through-style="none" style:font-name="Nimbus Sans L"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T10" style:family="text">
      <style:text-properties fo:color="#000000" style:text-outline="false" style:text-line-through-style="none" style:font-name="Nimbus Sans L1"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Nimbus Sans L1" fo:font-size="14pt" fo:font-style="normal" fo:text-shadow="none" style:text-underline-style="none" fo:font-weight="normal" style:letter-kerning="true" style:font-name-asian="Nimbus Sans L2" style:font-size-asian="18pt" style:font-style-asian="normal" style:font-weight-asian="normal" style:font-name-complex="Nimbus Sans L2"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fo:min-height="0.7709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fo:min-height="0.7701in"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ana Botez &amp; Petronela Ezaru-----</text:p>
      <text:p text:style-name="Standard"/>
      <text:p text:style-name="Standard"/>
      <text:p text:style-name="Standard"/>
      <text:p text:style-name="Standard"><text:tab/><text:tab/><text:tab/><text:tab/><text:tab/> <text:s text:c="2"/><text:span text:style-name="T6"><text:s text:c="3"/></text:span><text:span text:style-name="T7">Regression script</text:span></text:p>
      <text:p text:style-name="P6"/>
      <text:p text:style-name="P6"/>
      <text:p text:style-name="P6"/>
      <text:p text:style-name="P1"><text:span text:style-name="T1"><text:tab/></text:span><text:span text:style-name="T4">The run_regress.pl script was made so developers and testers can verify a hole directory of tests and see the results in HTML pages.</text:span></text:p>
      <text:p text:style-name="P3"><text:tab/>The regression script is written in Perl and can be run with different options:</text:p>
      <text:p text:style-name="P2"><text:span text:style-name="T3"><text:s text:c="6"/>run_regress.pl -hdl &lt;name&gt; [-www] [-results_dir &lt;path2&gt;] [-no_exec] [-errors_only] [-dir_filter &lt;directory_name&gt;] </text:span><text:span text:style-name="T2"><text:s/>[-h] [-version] [-v] [-val] [-no_post_compile] [-no_post_compile_cpp]</text:span></text:p>
      <text:p text:style-name="P3"/>
      <text:p text:style-name="P2"><text:span text:style-name="T3"><text:s/></text:span><text:span text:style-name="T2">Note: The variable WORK is the path to your home folder (must be defined in .bash_profile)</text:span></text:p>
      <text:p text:style-name="P3"><text:s text:c="12"/>ex: WORK=HOME/svn or WORK=HOME/fpl/cslc (no final slash) </text:p>
      <text:p text:style-name="P3"/>
      <text:list text:style-name="L1">
        <text:list-item>
          <text:p text:style-name="P8"><text:s text:c="4"/>-hdl &lt;name&gt; <text:s text:c="9"/>-&gt; only tests from hdl named &lt;name&gt; are chosen. &lt;name&gt; can be one of the following: </text:p>
        </text:list-item>
      </text:list>
      <text:p text:style-name="P3"><text:s text:c="37"/>verilog <text:s text:c="15"/>: run the Verilog verilog <text:s text:c="3"/>tests</text:p>
      <text:p text:style-name="P3"><text:s text:c="37"/>csl <text:s text:c="22"/>: run the CSL csl <text:s text:c="11"/>tests (golden test suite). </text:p>
      <text:p text:style-name="P3"><text:s text:c="37"/>csl_v2 <text:s text:c="16"/>: run the CSL csl_v2 <text:s text:c="8"/>tests (CSL version 2 tests)</text:p>
      <text:p text:style-name="P3"><text:s text:c="37"/>csl_new_bug <text:s text:c="5"/>: run the CSL csl_new_bug <text:s text:c="3"/>tests (tests that should be verified and promoted to csl golden)</text:p>
      <text:p text:style-name="P2"><text:span text:style-name="T2"><text:s text:c="37"/>csl_test_gen <text:s text:c="7"/>: run the CSL csl_test_gen <text:s text:c="2"/>tests (</text:span><text:span text:style-name="T3">Perl script </text:span><text:span text:style-name="T2">generators)</text:span></text:p>
      <text:p text:style-name="P3"><text:s text:c="37"/>csl_design_gen <text:s text:c="2"/>: run the CSL csl_design_gen tests (designGen.cpp) </text:p>
      <text:p text:style-name="P3"><text:s text:c="37"/>csl_cc_gen <text:s text:c="9"/>: run the CSL csl_cc_gen <text:s text:c="4"/>tests (Perl script corner case generators)</text:p>
      <text:p text:style-name="P3"><text:s text:c="37"/>csl_ar_gen <text:s text:c="9"/>: run the CSL csl_ar_gen <text:s text:c="4"/>tests (Perl script corner case generators)</text:p>
      <text:p text:style-name="P3"><text:s text:c="21"/></text:p>
      <text:list text:style-name="L2">
        <text:list-item>
          <text:p text:style-name="P9"><text:s text:c="4"/>-dir_filter &lt;filter&gt; -&gt; only run the regression script on the specified directory</text:p>
        </text:list-item>
      </text:list>
      <text:list text:style-name="L3">
        <text:list-item>
          <text:p text:style-name="P10"><text:s text:c="4"/>-errors_only <text:s text:c="8"/>-&gt; only display the failed tests in the HTML output </text:p>
        </text:list-item>
      </text:list>
      <text:list text:style-name="L4">
        <text:list-item>
          <text:p text:style-name="P11"><text:s text:c="4"/>-major_errors_only <text:s text:c="3"/>-&gt; only display the failed tests with MAJOR ERRORS in the HTML output <text:s text:c="2"/></text:p>
        </text:list-item>
      </text:list>
      <text:list text:style-name="L5">
        <text:list-item>
          <text:p text:style-name="P12"><text:s text:c="5"/>-www <text:s text:c="16"/>-&gt; pops up firefox with the html results</text:p>
        </text:list-item>
      </text:list>
      <text:list text:style-name="L6">
        <text:list-item>
          <text:p text:style-name="P13"><text:s text:c="5"/>-no_post_compile <text:s text:c="4"/>-&gt; Do not compile the generated code</text:p>
        </text:list-item>
      </text:list>
      <text:list text:style-name="L7">
        <text:list-item>
          <text:p text:style-name="P14"><text:s text:c="5"/>-no_post_compile_cpp -&gt; Do not compile the CPP and CSIM CPP generated code</text:p>
        </text:list-item>
      </text:list>
      <text:list text:style-name="L8">
        <text:list-item>
          <text:p text:style-name="P15"><text:s text:c="5"/>-no_post_compile_systemc -&gt; Do not compile the SystemC CPP generated code <text:s/></text:p>
        </text:list-item>
      </text:list>
      <text:list text:style-name="L9">
        <text:list-item>
          <text:p text:style-name="P16"><text:s text:c="5"/>-results_dir &lt;path2&gt; -&gt; saves the current results files to &lt;path2&gt;</text:p>
        </text:list-item>
      </text:list>
      <text:list text:style-name="L10">
        <text:list-item>
          <text:p text:style-name="P17"><text:s text:c="5"/>-no_exec <text:s text:c="12"/>-&gt; do not run cslc; the regression generates the HTML report using the last version of the results files</text:p>
        </text:list-item>
      </text:list>
      <text:list text:style-name="L11">
        <text:list-item>
          <text:p text:style-name="P18"><text:s text:c="4"/>-h <text:s text:c="18"/>-&gt; display help info</text:p>
        </text:list-item>
      </text:list>
      <text:list text:style-name="L12">
        <text:list-item>
          <text:p text:style-name="P19"><text:s text:c="4"/>-version <text:s text:c="12"/>-&gt; prints version</text:p>
        </text:list-item>
      </text:list>
      <text:list text:style-name="L13">
        <text:list-item>
          <text:p text:style-name="P20"><text:s text:c="4"/>-v <text:s text:c="18"/>-&gt; verbosity on </text:p>
        </text:list-item>
      </text:list>
      <text:list text:style-name="L14">
        <text:list-item>
          <text:p text:style-name="P21"><text:s text:c="4"/>-val <text:s text:c="16"/>-&gt; run valgrind to detect memory leaks</text:p>
        </text:list-item>
      </text:list>
      <text:p text:style-name="P3"/>
      <text:p text:style-name="P3"><text:tab/>E.g. : <text:s/>./run_regress.pl -hdl csl </text:p>
      <text:p text:style-name="P3"/>
      <text:p text:style-name="P3">Note: this runs the golden regression (where all the tests are passing)</text:p>
      <text:p text:style-name="P3"/>
      <text:p text:style-name="P3"><text:tab/>The run_regress.pl script contains subroutines that do the following:</text:p>
      <text:list text:style-name="L15">
        <text:list-item>
          <text:p text:style-name="P22">processing the external arguments (options) and if an invalid argument is used an error is shown</text:p>
        </text:list-item>
        <text:list-item>
          <text:p text:style-name="P22">testing if the hdl directory(&lt;name&gt;) is valid</text:p>
        </text:list-item>
        <text:list-item>
          <text:p text:style-name="P22">calling the regression for a specific directory</text:p>
        </text:list-item>
        <text:list-item>
          <text:p text:style-name="P22">creating an array with all the tests from the specified directory</text:p>
        </text:list-item>
        <text:list-item>
          <text:p text:style-name="P22">compiling the entire test suite and creating the compiler log file, which contains the result of the compilation</text:p>
        </text:list-item>
        <text:list-item>
          <text:p text:style-name="P22">checking if any error has occurred (warning, minor error, major error) </text:p>
        </text:list-item>
      </text:list>
      <text:p text:style-name="P3"/>
      <text:p text:style-name="P3"/>
      <text:p text:style-name="P3"/>
      <text:p text:style-name="P5"><text:span text:style-name="T5"><text:tab/></text:span><text:span text:style-name="T3">The regression script is using </text:span><text:span text:style-name="T2">HTML templates :summary.tmpl and test_list_page.tmpl. In these files there are template variables used to extract the tests directory, tests names, log files, stages, status stages, overall file status,etc. from the regression script. </text:span></text:p>
      <text:p text:style-name="Standard"><text:span text:style-name="T4"><text:tab/>The</text:span><text:span text:style-name="T8"> </text:span><text:span text:style-name="T4">summary.tmpl creates the main HTML page which contains information about the number of tests, number of tests that pass and fail, the percentage of tests that pass , etc. . This page also has a table and the header of it contains the hdl directory, test directories, all the names of the stages and other information about the tests from the test directories. When you click one of these directories another HTML page opens which is created by the <text:s/>test_list_page.tmpl. This page contains all tests' names (maximum 50 tests per page) , all the names of the stages, overall file status.</text:span></text:p>
      <text:p text:style-name="P4"><text:tab/>The results are added in a directory created in <text:s/>/test/report/ <text:s/>with the name results_&lt;date&gt;_&lt;time&gt;.</text:p>
      <text:p text:style-name="P4"><text:s text:c="6"/>E.g.:<text:tab/>results_2008.09.16_11_18_23</text:p>
      <text:p text:style-name="P4"><text:tab/>When the regression script has finished running there is a message in the command line that shows the user the overall status of the tests<text:tab/>('passed' or 'failed'). In order to get the 'passed' message all the tests have to pass.</text:p>
      <text:p text:style-name="P4"/>
      <text:p text:style-name="P4"/>
      <text:p text:style-name="P4"/>
      <text:p text:style-name="P4"/>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g text:anchor-type="paragraph" draw:z-index="0" draw:style-name="gr1"><draw:ellipse draw:style-name="gr2" draw:text-style-name="P29" svg:width="2.7012in" svg:height="0.7661in" svg:x="2.2709in" svg:y="0.0547in"><text:p/></draw:ellipse><draw:ellipse draw:style-name="gr3" draw:text-style-name="P31" svg:width="2.7012in" svg:height="0.7661in" svg:x="2.2709in" svg:y="1.2803in"><text:p text:style-name="P30"><text:span text:style-name="T9">Read hdl directory</text:span></text:p></draw:ellipse><draw:ellipse draw:style-name="gr3" draw:text-style-name="P32" svg:width="2.7012in" svg:height="0.7661in" svg:x="2.2709in" svg:y="4.9567in"><text:p text:style-name="P30"><text:span text:style-name="T10">Extract test directories</text:span></text:p><text:p text:style-name="P30"><text:span text:style-name="T10">(HTML templates)</text:span></text:p></draw:ellipse><draw:ellipse draw:style-name="gr3" draw:text-style-name="P33" svg:width="2.7012in" svg:height="0.7657in" svg:x="2.2709in" svg:y="3.7311in"><text:p text:style-name="P30"><text:span text:style-name="T10">Read compiler log file</text:span></text:p></draw:ellipse><draw:ellipse draw:style-name="gr3" draw:text-style-name="P32" svg:width="2.7012in" svg:height="0.7661in" svg:x="2.2709in" svg:y="2.5055in"><text:p text:style-name="P30"><text:span text:style-name="T11">Run tests</text:span></text:p></draw:ellipse><draw:frame draw:style-name="gr4" draw:text-style-name="P35" svg:width="2.8213in" svg:height="0.8697in" svg:x="2.2543in" svg:y="0.2094in"><draw:text-box><text:p text:style-name="P34"><text:span text:style-name="T11"><text:s text:c="5"/></text:span><text:span text:style-name="T11">Read external arguments</text:span></text:p></draw:text-box></draw:frame><draw:custom-shape draw:style-name="gr5" draw:text-style-name="P36" svg:width="0.3488in" svg:height="0.448in" svg:x="3.4307in" svg:y="0.82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36" svg:width="0.3488in" svg:height="0.4469in" svg:x="3.4307in" svg:y="2.051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36" svg:width="0.3488in" svg:height="0.448in" svg:x="3.4307in" svg:y="3.28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36" svg:width="0.3488in" svg:height="0.4476in" svg:x="3.4307in" svg:y="4.51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ellipse draw:style-name="gr2" draw:text-style-name="P29" svg:width="2.7012in" svg:height="0.7661in" svg:x="2.1909in" svg:y="6.1457in"><text:p/></draw:ellipse><draw:ellipse draw:style-name="gr3" draw:text-style-name="P31" svg:width="2.7012in" svg:height="0.7669in" svg:x="2.1909in" svg:y="7.3713in"><text:p text:style-name="P30"><text:span text:style-name="T10">Extract log file</text:span></text:p><text:p text:style-name="P30"><text:span text:style-name="T10">(HTML templates)</text:span></text:p></draw:ellipse><draw:ellipse draw:style-name="gr3" draw:text-style-name="P32" svg:width="2.7012in" svg:height="0.7661in" svg:x="2.1736in" svg:y="8.5854in"><text:p text:style-name="P30"><text:span text:style-name="T11">Publish the results</text:span></text:p><text:p text:style-name="P30"><text:span text:style-name="T11">(HTML pages)</text:span></text:p></draw:ellipse><draw:frame draw:style-name="gr6" draw:text-style-name="P32" svg:width="2.8307in" svg:height="0.8689in" svg:x="2.2098in" svg:y="6.122in"><draw:text-box><text:p text:style-name="P30"><text:span text:style-name="T10">Extract tests </text:span></text:p><text:p text:style-name="P30"><text:span text:style-name="T10">(HTML templates)</text:span></text:p></draw:text-box></draw:frame><draw:custom-shape draw:style-name="gr5" draw:text-style-name="P36" svg:width="0.3504in" svg:height="0.448in" svg:x="3.3492in" svg:y="6.920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36" svg:width="0.3504in" svg:height="0.4461in" svg:x="3.3492in" svg:y="8.142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36" svg:width="0.3504in" svg:height="0.4323in" svg:x="3.3839in" svg:y="5.71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1" svg:font-family="'Nimbus Sans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Nimbus Sans L2"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2" style:font-size-asian="12pt" style:language-asian="zxx" style:country-asian="none" style:font-name-complex="Nimbus Sans 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2" style:font-size-asian="14pt" style:font-name-complex="Nimbus Sans L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Ezaru Petronela</meta:initial-creator>
    <meta:creation-date>2008-09-18T08:46:17</meta:creation-date>
    <dc:creator>booo buuuu</dc:creator>
    <dc:date>2008-09-22T14:02:44</dc:date>
    <dc:language>en-US</dc:language>
    <meta:editing-cycles>29</meta:editing-cycles>
    <meta:editing-duration>PT3H14M55S</meta:editing-duration>
    <meta:user-defined meta:name="Info 1"/>
    <meta:user-defined meta:name="Info 2"/>
    <meta:user-defined meta:name="Info 3"/>
    <meta:user-defined meta:name="Info 4"/>
    <meta:document-statistic meta:table-count="0" meta:image-count="0" meta:object-count="0" meta:page-count="4" meta:paragraph-count="45" meta:word-count="649" meta:character-count="4488"/>
  </office:meta>
</office:document-meta>
</file>